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1.4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2:52:42.581078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7:33:49.857003900</meta:creation-date>
    <dc:date>2025-07-08T12:53:51.890100616</dc:date>
    <meta:editing-duration>PT17M15S</meta:editing-duration>
    <meta:editing-cycles>10</meta:editing-cycles>
    <meta:generator>LibreOffice/24.8.7.2$Linux_X86_64 LibreOffice_project/480$Build-2</meta:generator>
    <meta:document-statistic meta:table-count="4" meta:cell-count="263" meta:object-count="0"/>
  </office:meta>
</office:document-meta>
</file>